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draw:textarea-horizontal-align="justify" draw:textarea-vertical-align="middle" draw:auto-grow-height="false" fo:min-height="1.109cm" fo:min-width="0.95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1.278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07cm" svg:y1="6.969cm" svg:x2="7.407cm" svg:y2="10.398cm">
          <text:p/>
        </draw:line>
        <draw:line draw:style-name="gr1" draw:text-style-name="P1" draw:layer="layout" svg:x1="7.223cm" svg:y1="12.43cm" svg:x2="5.572cm" svg:y2="14.843cm">
          <text:p/>
        </draw:line>
        <draw:line draw:style-name="gr1" draw:text-style-name="P1" draw:layer="layout" svg:x1="8.366cm" svg:y1="6.588cm" svg:x2="11.16cm" svg:y2="6.588cm">
          <text:p/>
        </draw:line>
        <draw:frame draw:style-name="gr2" draw:text-style-name="P3" draw:layer="layout" svg:width="3.302cm" svg:height="0.806cm" svg:x="7.958cm" svg:y="5.056cm">
          <draw:text-box>
            <text:p text:style-name="P2"><text:span text:style-name="T1">10.15.0.0/</text:span><text:span text:style-name="T1">24</text:span></text:p>
          </draw:text-box>
        </draw:frame>
        <draw:line draw:style-name="gr1" draw:text-style-name="P1" draw:layer="layout" svg:x1="7.407cm" svg:y1="6.97cm" svg:x2="7.407cm" svg:y2="10.399cm">
          <text:p/>
        </draw:line>
        <draw:custom-shape draw:style-name="gr3" draw:text-style-name="P4" draw:layer="layout" svg:width="2.032cm" svg:height="1.905cm" svg:x="9.255cm" svg:y="14.843cm">
          <text:p text:style-name="P4">IR3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4" draw:layer="layout" svg:width="2.032cm" svg:height="1.905cm" svg:x="6.339cm" svg:y="10.455cm">
          <text:p text:style-name="P4">IR1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4" draw:layer="layout" svg:width="2.032cm" svg:height="1.905cm" svg:x="11.06cm" svg:y="5.552cm">
          <text:p text:style-name="P4">BRX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4" draw:layer="layout" svg:width="2.032cm" svg:height="1.905cm" svg:x="6.334cm" svg:y="5.572cm">
          <text:p text:style-name="P4">BR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" draw:text-style-name="P1" draw:layer="layout" svg:x1="13.065cm" svg:y1="6.641cm" svg:x2="14.208cm" svg:y2="6.641cm">
          <text:p/>
        </draw:line>
        <draw:line draw:style-name="gr1" draw:text-style-name="P1" draw:layer="layout" svg:x1="9.89cm" svg:y1="14.843cm" svg:x2="7.784cm" svg:y2="12.236cm">
          <text:p/>
        </draw:line>
        <draw:custom-shape draw:style-name="gr3" draw:text-style-name="P4" draw:layer="layout" svg:width="2.032cm" svg:height="1.905cm" svg:x="4.156cm" svg:y="14.843cm">
          <text:p text:style-name="P4">IR2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" draw:text-style-name="P4" draw:layer="layout" svg:width="1.778cm" svg:height="1.27cm" svg:x="2.27cm" svg:y="10.144cm">
          <text:p text:style-name="P4">S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4cm" svg:height="1.27cm" svg:x="3.921cm" svg:y="18.983cm">
          <text:p text:style-name="P4">W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4cm" svg:height="1.27cm" svg:x="9.001cm" svg:y="19.11cm">
          <text:p text:style-name="P4">W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4cm" svg:height="1.27cm" svg:x="12.801cm" svg:y="19.11cm">
          <text:p text:style-name="P4">W3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75cm" svg:y1="11.033cm" svg:x2="6.461cm" svg:y2="11.033cm">
          <text:p/>
        </draw:line>
        <draw:line draw:style-name="gr1" draw:text-style-name="P1" draw:layer="layout" svg:x1="5.064cm" svg:y1="16.775cm" svg:x2="5.064cm" svg:y2="18.934cm">
          <text:p/>
        </draw:line>
        <draw:line draw:style-name="gr1" draw:text-style-name="P1" draw:layer="layout" svg:x1="11.16cm" svg:y1="16.24cm" svg:x2="13.827cm" svg:y2="19.161cm">
          <text:p/>
        </draw:line>
        <draw:line draw:style-name="gr1" draw:text-style-name="P1" draw:layer="layout" svg:x1="10.364cm" svg:y1="16.876cm" svg:x2="10.364cm" svg:y2="19.035cm">
          <text:p/>
        </draw:line>
        <draw:line draw:style-name="gr1" draw:text-style-name="P1" draw:layer="layout" svg:x1="6.207cm" svg:y1="15.859cm" svg:x2="9.255cm" svg:y2="15.859cm">
          <text:p/>
        </draw:line>
        <draw:custom-shape draw:style-name="gr5" draw:text-style-name="P4" draw:layer="layout" svg:width="2.794cm" svg:height="1.27cm" svg:x="14.327cm" svg:y="6.085cm">
          <text:p text:style-name="P4">WX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82cm" svg:height="1.361cm" svg:x="12.458cm" svg:y="5.056cm">
          <draw:text-box>
            <text:p text:style-name="P2"><text:span text:style-name="T1">203.2</text:span><text:span text:style-name="T1">2.0.0/</text:span><text:span text:style-name="T1">24</text:span></text:p>
          </draw:text-box>
        </draw:frame>
        <draw:frame draw:style-name="gr2" draw:text-style-name="P3" draw:layer="layout" svg:width="3.302cm" svg:height="0.806cm" svg:x="4.658cm" svg:y="7.956cm">
          <draw:text-box>
            <text:p text:style-name="P2"><text:span text:style-name="T1">10.</text:span><text:span text:style-name="T1">1.0.</text:span><text:span text:style-name="T1">0/2</text:span><text:span text:style-name="T1">4</text:span></text:p>
          </draw:text-box>
        </draw:frame>
        <draw:frame draw:style-name="gr2" draw:text-style-name="P3" draw:layer="layout" svg:width="3.302cm" svg:height="0.806cm" svg:x="3.858cm" svg:y="12.356cm">
          <draw:text-box>
            <text:p text:style-name="P2"><text:span text:style-name="T1">10.</text:span><text:span text:style-name="T1">2.0.</text:span><text:span text:style-name="T1">0/2</text:span><text:span text:style-name="T1">4</text:span></text:p>
          </draw:text-box>
        </draw:frame>
        <draw:frame draw:style-name="gr2" draw:text-style-name="P3" draw:layer="layout" svg:width="3.302cm" svg:height="0.806cm" svg:x="8.758cm" svg:y="12.656cm">
          <draw:text-box>
            <text:p text:style-name="P2"><text:span text:style-name="T1">10.3.0.0/</text:span><text:span text:style-name="T1">24</text:span></text:p>
          </draw:text-box>
        </draw:frame>
        <draw:frame draw:style-name="gr2" draw:text-style-name="P3" draw:layer="layout" svg:width="3.302cm" svg:height="0.806cm" svg:x="6.458cm" svg:y="14.856cm">
          <draw:text-box>
            <text:p text:style-name="P2"><text:span text:style-name="T1">10.7.0.0/24</text:span></text:p>
          </draw:text-box>
        </draw:frame>
        <draw:frame draw:style-name="gr6" draw:text-style-name="P3" draw:layer="layout" svg:width="3.785cm" svg:height="1.361cm" svg:x="3.875cm" svg:y="9.856cm">
          <draw:text-box>
            <text:p text:style-name="P2"><text:span text:style-name="T1">202.25.0</text:span><text:span text:style-name="T1">.0/24</text:span></text:p>
          </draw:text-box>
        </draw:frame>
        <draw:frame draw:style-name="gr6" draw:text-style-name="P3" draw:layer="layout" svg:width="3.785cm" svg:height="1.361cm" svg:x="1.676cm" svg:y="17.057cm">
          <draw:text-box>
            <text:p text:style-name="P2"><text:span text:style-name="T1">202.25.4.</text:span><text:span text:style-name="T1">0/24</text:span></text:p>
          </draw:text-box>
        </draw:frame>
        <draw:frame draw:style-name="gr6" draw:text-style-name="P3" draw:layer="layout" svg:width="3.785cm" svg:height="1.361cm" svg:x="6.877cm" svg:y="17.158cm">
          <draw:text-box>
            <text:p text:style-name="P2"><text:span text:style-name="T1">202.25.5.</text:span><text:span text:style-name="T1">0/24</text:span></text:p>
          </draw:text-box>
        </draw:frame>
        <draw:frame draw:style-name="gr6" draw:text-style-name="P3" draw:layer="layout" svg:width="3.785cm" svg:height="1.361cm" svg:x="12.277cm" svg:y="16.958cm">
          <draw:text-box>
            <text:p text:style-name="P2"><text:span text:style-name="T1">202.25.6.0/2</text:span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4:53:23.717100544</meta:creation-date>
    <dc:date>2020-06-11T10:21:47.922939329</dc:date>
    <meta:editing-duration>PT1H51M55S</meta:editing-duration>
    <meta:editing-cycles>13</meta:editing-cycles>
    <meta:generator>LibreOffice/6.0.7.3$Linux_X86_64 LibreOffice_project/00m0$Build-3</meta:generator>
    <meta:document-statistic meta:object-count="31"/>
  </office:meta>
</office:document-meta>
</file>